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93d36"/>
    </style:style>
    <style:style style:name="P3" style:family="paragraph" style:parent-style-name="Standard" style:list-style-name="L1">
      <style:text-properties officeooo:paragraph-rsid="000cabe5"/>
    </style:style>
    <style:style style:name="P4" style:family="paragraph" style:parent-style-name="Standard" style:list-style-name="L1">
      <style:text-properties officeooo:paragraph-rsid="0019525a"/>
    </style:style>
    <style:style style:name="P5" style:family="paragraph" style:parent-style-name="Standard" style:list-style-name="L1">
      <style:text-properties officeooo:rsid="0017224c" officeooo:paragraph-rsid="0017224c"/>
    </style:style>
    <style:style style:name="T1" style:family="text">
      <style:text-properties officeooo:rsid="000ad641"/>
    </style:style>
    <style:style style:name="T2" style:family="text">
      <style:text-properties officeooo:rsid="0012ba2c"/>
    </style:style>
    <style:style style:name="T3" style:family="text">
      <style:text-properties officeooo:rsid="00159948"/>
    </style:style>
    <style:style style:name="T4" style:family="text">
      <style:text-properties officeooo:rsid="001722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8355734" text:style-name="L1">
        <text:list-item>
          <text:p text:style-name="P1">&lt;prog&gt; -&gt; VALID &lt;st-list&gt; <text:s text:c="15"/></text:p>
        </text:list-item>
        <text:list-item>
          <text:p text:style-name="P1">&lt;st-list&gt; -&gt; &lt;st&gt; &lt;st-list&gt; </text:p>
        </text:list-item>
        <text:list-item>
          <text:p text:style-name="P1">&lt;st-list&gt; -&gt; EOF</text:p>
        </text:list-item>
        <text:list-item>
          <text:p text:style-name="P1">&lt;st-list&gt; -&gt; END</text:p>
          <text:p text:style-name="P1"/>
        </text:list-item>
        <text:list-item>
          <text:p text:style-name="P1">&lt;st&gt; -&gt; FUNCTION ID(&lt;param-def&gt;) : TYPE {&lt;body&gt;} <text:s text:c="2"/></text:p>
        </text:list-item>
        <text:list-item>
          <text:p text:style-name="P1">&lt;st&gt; -&gt; GLOBAL VAR &lt;small-st&gt; </text:p>
        </text:list-item>
        <text:list-item>
          <text:p text:style-name="P1">&lt;st&gt; -&gt; <text:span text:style-name="T2">&lt;expr&gt;</text:span>; </text:p>
        </text:list-item>
        <text:list-item>
          <text:p text:style-name="P4">&lt;st&gt; -&gt; <text:span text:style-name="T4">&lt;param-def&gt; → eps</text:span></text:p>
          <text:p text:style-name="P4"/>
        </text:list-item>
        <text:list-item>
          <text:p text:style-name="P1">&lt;st&gt; -&gt; VAR &lt;small-st&gt;</text:p>
        </text:list-item>
        <text:list-item>
          <text:p text:style-name="P1">&lt;st&gt; -&gt; RETURN &lt;expr&gt;; <text:s text:c="3"/></text:p>
        </text:list-item>
        <text:list-item>
          <text:p text:style-name="P2">&lt;st&gt; -&gt; IF <text:span text:style-name="T2">&lt;</text:span>expr<text:span text:style-name="T2">&gt;</text:span> {&lt;body&gt;} ELSE {&lt;body&gt;}</text:p>
        </text:list-item>
        <text:list-item>
          <text:p text:style-name="P1">&lt;st&gt; -&gt; WHILE <text:span text:style-name="T2">&lt;</text:span>expr<text:span text:style-name="T2">&gt;</text:span> {&lt;body&gt;} <text:s text:c="2"/></text:p>
          <text:p text:style-name="P1"/>
        </text:list-item>
        <text:list-item>
          <text:p text:style-name="P4">&lt;body&gt; -&gt; eps</text:p>
        </text:list-item>
        <text:list-item>
          <text:p text:style-name="P1">&lt;small-st&gt; -&gt; = &lt;expr&gt;;</text:p>
        </text:list-item>
        <text:list-item>
          <text:p text:style-name="P1">&lt;small-st&gt; -&gt; &lt;expr&gt;;</text:p>
        </text:list-item>
      </text:list>
      <text:p text:style-name="Standard"/>
      <text:list xml:id="list115123326321057" text:continue-numbering="true" text:style-name="L1">
        <text:list-header>
          <text:p text:style-name="P1"><text:s text:c="6"/></text:p>
        </text:list-header>
        <text:list-item>
          <text:p text:style-name="P1">&lt;param-def&gt; -&gt; TYPE &lt;param-name&gt; &lt;param-list&gt; <text:s text:c="10"/></text:p>
        </text:list-item>
        <text:list-item>
          <text:p text:style-name="P1">&lt;param-name&gt; -&gt; <text:span text:style-name="T1">VAR</text:span></text:p>
        </text:list-item>
        <text:list-item>
          <text:p text:style-name="P1">&lt;param-list&gt; -&gt; eps</text:p>
        </text:list-item>
        <text:list-item>
          <text:p text:style-name="P3">&lt;param-list&gt; -&gt; , &lt;param-def&gt;</text:p>
          <text:p text:style-name="P1"><text:s text:c="31"/></text:p>
        </text:list-item>
        <text:list-item>
          <text:p text:style-name="P1">&lt;body&gt; -&gt; &lt;st&gt; &lt;body&gt;</text:p>
          <text:p text:style-name="P5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0:02:07.247702314</meta:creation-date>
    <dc:date>2022-12-07T11:51:21.660104603</dc:date>
    <meta:editing-duration>PT5H48M1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03" meta:character-count="632" meta:non-whitespace-character-count="492"/>
  </office:meta>
</office:document-meta>
</file>